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9000001AECF07D6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403cm" fo:margin-left="0cm" fo:margin-right="0cm" table:align="margins"/>
    </style:style>
    <style:style style:name="Table1.A" style:family="table-column">
      <style:table-column-properties style:column-width="4.466cm" style:rel-column-width="16818*"/>
    </style:style>
    <style:style style:name="Table1.B" style:family="table-column">
      <style:table-column-properties style:column-width="12.936cm" style:rel-column-width="48717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background-color="transparent" fo:padding="0.4cm" fo:border-left="none" fo:border-right="0.018cm solid #3095b4" fo:border-top="none" fo:border-bottom="none">
        <style:background-image/>
      </style:table-cell-properties>
    </style:style>
    <style:style style:name="Table1.B1" style:family="table-cell">
      <style:table-cell-properties fo:padding="0.4cm" fo:border="none"/>
    </style:style>
    <style:style style:name="Table1.A2" style:family="table-cell">
      <style:table-cell-properties fo:padding="0.4cm" fo:border-left="none" fo:border-right="0.018cm solid #3095b4" fo:border-top="none" fo:border-bottom="none"/>
    </style:style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Heading_20_1"/>
    <style:style style:name="P4" style:family="paragraph" style:parent-style-name="Heading_20_1">
      <style:text-properties fo:language="nb" fo:country="NO"/>
    </style:style>
    <style:style style:name="P5" style:family="paragraph" style:parent-style-name="Heading_20_1">
      <style:paragraph-properties fo:break-before="pag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tracked-changes>
        <text:changed-region xml:id="ct103051392" text:id="ct103051392">
          <text:insertion>
            <office:change-info>
              <dc:creator>Unknown Author</dc:creator>
              <dc:date>2013-12-03T10:18:00</dc:date>
            </office:change-info>
          </text:insertion>
        </text:changed-region>
        <text:changed-region xml:id="ct106483456" text:id="ct106483456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106483560" text:id="ct106483560">
          <text:insertion>
            <office:change-info>
              <dc:creator>Unknown Author</dc:creator>
              <dc:date>2012-08-20T15:41:00</dc:date>
            </office:change-info>
          </text:insertion>
        </text:changed-region>
        <text:changed-region xml:id="ct110002960" text:id="ct110002960">
          <text:insertion>
            <office:change-info>
              <dc:creator>Unknown Author</dc:creator>
              <dc:date>2013-12-03T12:53:00</dc:date>
            </office:change-info>
          </text:insertion>
        </text:changed-region>
        <text:changed-region xml:id="ct106483872" text:id="ct106483872">
          <text:insertion>
            <office:change-info>
              <dc:creator>Unknown Author</dc:creator>
              <dc:date>2013-03-01T09:07:00</dc:date>
            </office:change-info>
          </text:insertion>
        </text:changed-region>
        <text:changed-region xml:id="ct106483976" text:id="ct106483976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106484080" text:id="ct106484080">
          <text:insertion>
            <office:change-info>
              <dc:creator>Unknown Author</dc:creator>
              <dc:date>2013-03-06T10:27:00</dc:date>
            </office:change-info>
          </text:insertion>
        </text:changed-region>
        <text:changed-region xml:id="ct106484184" text:id="ct106484184">
          <text:insertion>
            <office:change-info>
              <dc:creator>Unknown Author</dc:creator>
              <dc:date>2013-03-05T12:36:00</dc:date>
            </office:change-info>
          </text:insertion>
        </text:changed-region>
        <text:changed-region xml:id="ct106648144" text:id="ct106648144">
          <text:insertion>
            <office:change-info>
              <dc:creator>Unknown Author</dc:creator>
              <dc:date>2013-03-05T15:05:00</dc:date>
            </office:change-info>
          </text:insertion>
        </text:changed-region>
        <text:changed-region xml:id="ct106648248" text:id="ct106648248">
          <text:insertion>
            <office:change-info>
              <dc:creator>Unknown Author</dc:creator>
              <dc:date>2013-03-05T14:52:00</dc:date>
            </office:change-info>
          </text:insertion>
        </text:changed-region>
        <text:changed-region xml:id="ct106648352" text:id="ct106648352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106648456" text:id="ct106648456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106648560" text:id="ct106648560">
          <text:insertion>
            <office:change-info>
              <dc:creator>Unknown Author</dc:creator>
              <dc:date>2013-12-03T10:21:00</dc:date>
            </office:change-info>
          </text:insertion>
        </text:changed-region>
        <text:changed-region xml:id="ct106648664" text:id="ct106648664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106648768" text:id="ct106648768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106648872" text:id="ct106648872">
          <text:insertion>
            <office:change-info>
              <dc:creator>Unknown Author</dc:creator>
              <dc:date>2013-03-05T15:02:00</dc:date>
            </office:change-info>
          </text:insertion>
        </text:changed-region>
        <text:changed-region xml:id="ct106647936" text:id="ct106647936">
          <text:insertion>
            <office:change-info>
              <dc:creator>Unknown Author</dc:creator>
              <dc:date>2013-03-06T10:55:00</dc:date>
            </office:change-info>
          </text:insertion>
        </text:changed-region>
        <text:changed-region xml:id="ct106649184" text:id="ct106649184">
          <text:insertion>
            <office:change-info>
              <dc:creator>Unknown Author</dc:creator>
              <dc:date>2013-03-06T11:45:00</dc:date>
            </office:change-info>
          </text:insertion>
        </text:changed-region>
        <text:changed-region xml:id="ct106649288" text:id="ct106649288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106649392" text:id="ct106649392">
          <text:insertion>
            <office:change-info>
              <dc:creator>Unknown Author</dc:creator>
              <dc:date>2013-12-03T10:22:00</dc:date>
            </office:change-info>
          </text:insertion>
        </text:changed-region>
        <text:changed-region xml:id="ct106649496" text:id="ct106649496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106649600" text:id="ct106649600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106649704" text:id="ct106649704">
          <text:insertion>
            <office:change-info>
              <dc:creator>Unknown Author</dc:creator>
              <dc:date>2013-03-06T11:46:00</dc:date>
            </office:change-info>
          </text:insertion>
        </text:changed-region>
        <text:changed-region xml:id="ct106648976" text:id="ct106648976">
          <text:insertion>
            <office:change-info>
              <dc:creator>Unknown Author</dc:creator>
              <dc:date>2013-05-08T17:10:00</dc:date>
            </office:change-info>
          </text:insertion>
        </text:changed-region>
        <text:changed-region xml:id="ct106650016" text:id="ct106650016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106650120" text:id="ct106650120">
          <text:insertion>
            <office:change-info>
              <dc:creator>Unknown Author</dc:creator>
              <dc:date>2013-05-08T17:14:00</dc:date>
            </office:change-info>
          </text:insertion>
        </text:changed-region>
        <text:changed-region xml:id="ct106650224" text:id="ct106650224">
          <text:insertion>
            <office:change-info>
              <dc:creator>Unknown Author</dc:creator>
              <dc:date>2013-12-03T10:52:00</dc:date>
            </office:change-info>
          </text:insertion>
        </text:changed-region>
        <text:changed-region xml:id="ct106650328" text:id="ct106650328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106650432" text:id="ct106650432">
          <text:insertion>
            <office:change-info>
              <dc:creator>Unknown Author</dc:creator>
              <dc:date>2013-12-03T10:53:00</dc:date>
            </office:change-info>
          </text:insertion>
        </text:changed-region>
        <text:changed-region xml:id="ct106650536" text:id="ct106650536">
          <text:insertion>
            <office:change-info>
              <dc:creator>Unknown Author</dc:creator>
              <dc:date>2013-05-08T17:13:00</dc:date>
            </office:change-info>
          </text:insertion>
        </text:changed-region>
        <text:changed-region xml:id="ct106650744" text:id="ct106650744">
          <text:insertion>
            <office:change-info>
              <dc:creator>Unknown Author</dc:creator>
              <dc:date>2013-06-18T16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change-start text:change-id="ct103051392"/>l['cvheading']<text:change-end text:change-id="ct103051392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Heading_20_4" text:outline-level="4"><text:s text:c="3"/></text:h>
            <text:h text:style-name="Heading_20_4" text:outline-level="4"><office:annotation><dc:creator>Unknown Author</dc:creator><dc:date>2012-08-07T10:20:17.31</dc:date><text:p text:style-name="P6"><text:span text:style-name="T3">do title</text:span></text:p><text:p text:style-name="P6"><text:span text:style-name="T3">from document(content=img, format='jpg')</text:span></text:p></office:annotation></text:h>
          </table:table-cell>
          <table:table-cell table:style-name="Table1.B1" office:value-type="string">
            <text:h text:style-name="Heading_20_2" text:outline-level="2"><text:change-start text:change-id="ct106483456"/>p.name<text:change-end text:change-id="ct106483456"/> </text:h>
            <text:p text:style-name="P1"><text:change-start text:change-id="ct106483560"/>c.title<text:change-end text:change-id="ct106483560"/></text:p>
            <text:p text:style-name="P1"><text:change-start text:change-id="ct110002960"/>infoline<text:change-end text:change-id="ct110002960"/></text:p>
          </table:table-cell>
        </table:table-row>
        <table:table-row table:style-name="Table1.1">
          <table:table-cell table:style-name="Table1.A2" office:value-type="string">
            <text:h text:style-name="Heading_20_4" text:outline-level="4"/>
          </table:table-cell>
          <table:table-cell table:style-name="Table1.B1" office:value-type="string">
            <text:p text:style-name="P2"><text:change-start text:change-id="ct106483872"/>l['profile']<text:change-end text:change-id="ct106483872"/></text:p>
            <text:p text:style-name="P1"><office:annotation><dc:creator>Unknown Author</dc:creator><dc:date>2012-08-07T11:43:32.32</dc:date><text:p text:style-name="P6"><text:span text:style-name="T4">do text</text:span></text:p><text:p text:style-name="P6"><text:span text:style-name="T4">from xhtml(c.profile)</text:span></text:p></office:annotation>placeholder for profile</text:p>
          </table:table-cell>
        </table:table-row>
        <table:table-row table:style-name="Table1.1">
          <table:table-cell table:style-name="Table1.A2" office:value-type="string">
            <text:h text:style-name="Heading_20_4" text:outline-level="4"><text:change-start text:change-id="ct106483976"/><office:annotation><dc:creator>Unknown Author</dc:creator><dc:date>2012-08-06T14:48:57.32</dc:date><text:p text:style-name="P6"><text:span text:style-name="T4">do row for te in t</text:span></text:p></office:annotation><text:change-end text:change-id="ct106483976"/></text:h>
          </table:table-cell>
          <table:table-cell table:style-name="Table1.B1" office:value-type="string">
            <text:p text:style-name="P2"><text:change-start text:change-id="ct106484080"/>te.title<text:change-end text:change-id="ct106484080"/></text:p>
            <text:p text:style-name="P1"><office:annotation><dc:creator>Unknown Author</dc:creator><dc:date>2013-06-20T15:13:17.33</dc:date><text:p text:style-name="P6"><text:span text:style-name="T4">do text</text:span></text:p><text:p text:style-name="P6"><text:span text:style-name="T4">from xhtml(te.data)</text:span></text:p></office:annotation>Placeholder for competencetext</text:p>
          </table:table-cell>
        </table:table-row>
      </table:table>
      <text:p text:style-name="Text_20_body"/>
      <text:h text:style-name="P5" text:outline-level="1"><office:annotation><dc:creator>Unknown Author</dc:creator><dc:date>2013-05-31T14:37:23.33</dc:date><text:p text:style-name="P6"><text:span text:style-name="T4">do title if e</text:span></text:p></office:annotation><text:change-start text:change-id="ct106484184"/>l['experience']<text:change-end text:change-id="ct106484184"/></text:h>
      <text:p text:style-name="Text_20_body"/>
      <text:section text:style-name="Sect1" text:name="Section1">
        <text:h text:style-name="Heading_20_3" text:outline-level="3"><office:annotation><dc:creator>Unknown Author</dc:creator><dc:date>2013-03-05T14:52:58.33</dc:date><text:p text:style-name="P6"><text:span text:style-name="T4">do section for ex in e</text:span></text:p></office:annotation><text:change-start text:change-id="ct106648144"/>ex.from_year<text:change-end text:change-id="ct106648144"/> <text:change-start text:change-id="ct106648248"/>ex.title<text:change-end text:change-id="ct106648248"/></text:h>
        <text:p text:style-name="Standard"><text:change-start text:change-id="ct106648352"/><text:span text:style-name="T1">l['period']</text:span><text:change-end text:change-id="ct106648352"/><text:span text:style-name="T1">:</text:span> <text:change-start text:change-id="ct106648456"/>ex.from_year<text:change-end text:change-id="ct106648456"/></text:p>
        <text:p text:style-name="Standard"><text:change-start text:change-id="ct106648560"/><text:span text:style-name="T1">l['client']</text:span><text:change-end text:change-id="ct106648560"/><text:span text:style-name="T1">:</text:span> <text:change-start text:change-id="ct106648664"/>ex.company<text:change-end text:change-id="ct106648664"/></text:p>
        <text:p text:style-name="Standard"><office:annotation><dc:creator>Unknown Author</dc:creator><dc:date>2012-08-20T11:04:03.34</dc:date><text:p text:style-name="P6"><text:span text:style-name="T4">do text </text:span></text:p><text:p text:style-name="P6"><text:span text:style-name="T4">from xhtml(ex.description)</text:span></text:p></office:annotation>placeholder for description</text:p>
        <text:p text:style-name="Standard"><text:change-start text:change-id="ct106648768"/><text:span text:style-name="T1">l['techs']</text:span><text:change-end text:change-id="ct106648768"/><text:span text:style-name="T1">: </text:span><text:change-start text:change-id="ct106648872"/><text:span text:style-name="T2">ex.techs</text:span><text:change-end text:change-id="ct106648872"/></text:p>
        <text:p text:style-name="Text_20_body"/>
      </text:section>
      <text:p text:style-name="P1"/>
      <text:h text:style-name="Heading_20_1" text:outline-level="1"><office:annotation><dc:creator>Unknown Author</dc:creator><dc:date>2013-05-31T14:35:15.34</dc:date><text:p text:style-name="P6"><text:span text:style-name="T4">do title if w</text:span></text:p></office:annotation><text:change-start text:change-id="ct106647936"/>l['workplace']<text:change-end text:change-id="ct106647936"/></text:h>
      <text:p text:style-name="Text_20_body"/>
      <text:section text:style-name="Sect1" text:name="Section2">
        <text:h text:style-name="Heading_20_3" text:outline-level="3"><office:annotation><dc:creator>Unknown Author</dc:creator><dc:date>2013-03-06T11:44:42.35</dc:date><text:p text:style-name="P6"><text:span text:style-name="T4">do section for wp in w</text:span></text:p></office:annotation><text:change-start text:change-id="ct106649184"/>wp.from_year<text:change-end text:change-id="ct106649184"/> <text:change-start text:change-id="ct106649288"/>wp.title<text:change-end text:change-id="ct106649288"/></text:h>
        <text:p text:style-name="Text_20_body"><text:change-start text:change-id="ct106649392"/><text:span text:style-name="T1">l['period']</text:span><text:change-end text:change-id="ct106649392"/><text:span text:style-name="T1">:</text:span> <text:change-start text:change-id="ct106649496"/>wp.from_year<text:change-end text:change-id="ct106649496"/></text:p>
        <text:p text:style-name="Text_20_body"><text:change-start text:change-id="ct106649600"/><text:span text:style-name="T1">l['workplace2']</text:span><text:change-end text:change-id="ct106649600"/><text:span text:style-name="T1">:</text:span> <text:change-start text:change-id="ct106649704"/>wp.company<text:change-end text:change-id="ct106649704"/></text:p>
        <text:p text:style-name="Text_20_body"><office:annotation><dc:creator>Unknown Author</dc:creator><dc:date>2013-03-06T11:47:20.35</dc:date><text:p text:style-name="P6"><text:span text:style-name="T4">do text </text:span></text:p><text:p text:style-name="P6"><text:span text:style-name="T4">from xhtml(wp.description)</text:span></text:p></office:annotation>placeholder for desc</text:p>
      </text:section>
      <text:p text:style-name="P1"/>
      <text:h text:style-name="Heading_20_1" text:outline-level="1"><office:annotation><dc:creator>Unknown Author</dc:creator><dc:date>2013-05-31T14:37:12.36</dc:date><text:p text:style-name="P6"><text:span text:style-name="T4">do title if d</text:span></text:p></office:annotation><text:change-start text:change-id="ct106648976"/>l['education']<text:change-end text:change-id="ct106648976"/></text:h>
      <text:p text:style-name="Text_20_body"/>
      <text:section text:style-name="Sect1" text:name="Section3">
        <text:h text:style-name="Heading_20_3" text:outline-level="3"><office:annotation><dc:creator>Unknown Author</dc:creator><dc:date>2013-03-06T11:44:42.36</dc:date><text:p text:style-name="P6"><text:span text:style-name="T4">do section for du in d</text:span></text:p></office:annotation><text:change-start text:change-id="ct106650016"/>du.from_year<text:change-end text:change-id="ct106650016"/> <text:change-start text:change-id="ct106650120"/>du.title<text:change-end text:change-id="ct106650120"/></text:h>
        <text:p text:style-name="Text_20_body"><text:change-start text:change-id="ct106650224"/><text:span text:style-name="T1">l['period']</text:span><text:change-end text:change-id="ct106650224"/><text:span text:style-name="T1">:</text:span> <text:change-start text:change-id="ct106650328"/>du.from_year<text:change-end text:change-id="ct106650328"/></text:p>
        <text:p text:style-name="Text_20_body"><text:change-start text:change-id="ct106650432"/><text:span text:style-name="T1">l['school']</text:span><text:change-end text:change-id="ct106650432"/><text:span text:style-name="T1">:</text:span> <text:change-start text:change-id="ct106650536"/>du.school<text:change-end text:change-id="ct106650536"/></text:p>
        <text:p text:style-name="Text_20_body"><office:annotation><dc:creator>Unknown Author</dc:creator><dc:date>2013-03-06T11:47:20.37</dc:date><text:p text:style-name="P6"><text:span text:style-name="T4">do text </text:span></text:p><text:p text:style-name="P6"><text:span text:style-name="T4">from xhtml(du.description)</text:span></text:p></office:annotation>placeholder for desc</text:p>
      </text:section>
      <text:p text:style-name="P1"/>
      <text:p text:style-name="P1"/>
      <text:section text:style-name="Sect1" text:name="Other">
        <text:h text:style-name="Heading_20_3" text:outline-level="3"><office:annotation><dc:creator>Unknown Author</dc:creator><dc:date>2013-06-18T16:23:06.37</dc:date><text:p text:style-name="P6"><text:span text:style-name="T4">do section for ot in o</text:span></text:p></office:annotation><text:change-start text:change-id="ct106650744"/>ot.title<text:change-end text:change-id="ct106650744"/></text:h>
        <text:p text:style-name="P1"><office:annotation><dc:creator>Unknown Author</dc:creator><dc:date>2013-06-18T16:28:50.37</dc:date><text:p text:style-name="P6"><text:span text:style-name="T4">do text </text:span></text:p><text:p text:style-name="P6"><text:span text:style-name="T4">from xhtml(ot.data)</text:span></text:p></office:annotation>Placeholder for other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Lucida Bright1" svg:font-family="'Lucida Bright'" style:font-adornments="Demibold Italic" style:font-family-generic="roman" style:font-pitch="variable"/>
    <style:font-face style:name="Lucida Bright" svg:font-family="'Lucida Bright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.199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color="#4c4c4c" style:font-name="Lucida Sans Unicod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ucida Sans Unicode" fo:font-size="8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3095b4" style:font-name="Lucida Bright" fo:font-size="16pt" fo:font-weight="600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style:font-name="Lucida Sans Unicode"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style:font-name="Lucida Bright1" fo:font-size="75%" fo:font-style="italic" fo:font-weight="600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 fo:padding="0.049cm" fo:border-left="none" fo:border-right="none" fo:border-top="none" fo:border-bottom="0.018cm solid #4c4c4c" style:shadow="none"/>
      <style:text-properties fo:color="#4c4c4c" style:font-name="Lucida Sans Unicode" fo:font-size="8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1.199cm" fo:margin-bottom="1.199cm" fo:margin-left="1.799cm" fo:margin-right="1.7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1" text:outline-level="1"><draw:frame draw:style-name="Mfr1" draw:name="graphics1" text:anchor-type="paragraph" svg:width="17.403cm" svg:height="5.106cm" draw:z-index="1"><draw:image xlink:href="Pictures/10000000000005B9000001AECF07D69B.png" xlink:type="simple" xlink:show="embed" xlink:actuate="onLoad"/></draw:frame></text:h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2DT10H6M33S</meta:editing-duration>
    <meta:editing-cycles>211</meta:editing-cycles>
    <meta:generator>OpenOffice/4.0.1$Win32 OpenOffice.org_project/401m5$Build-9714</meta:generator>
    <dc:date>2013-12-03T12:53:22.23</dc:date>
    <meta:document-statistic meta:table-count="1" meta:image-count="1" meta:object-count="0" meta:page-count="2" meta:paragraph-count="29" meta:word-count="63" meta:character-count="496"/>
    <meta:user-defined meta:name="Info 1"/>
    <meta:user-defined meta:name="Info 2"/>
    <meta:user-defined meta:name="Info 3"/>
    <meta:user-defined meta:name="Info 4"/>
  </office:meta>
</office:document-meta>
</file>